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82.6pt"/>
    </style:style>
    <style:style style:name="co11" style:family="table-column">
      <style:table-column-properties fo:break-before="auto" style:column-width="107.29pt"/>
    </style:style>
    <style:style style:name="co12" style:family="table-column">
      <style:table-column-properties fo:break-before="auto" style:column-width="106.5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159pt"/>
    </style:style>
    <style:style style:name="co15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 style:data-style-name="N13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3_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567515632258908" calcext:value-type="float">
            <text:p>0.567515632258908</text:p>
          </table:table-cell>
          <table:table-cell table:formula="of:=AVERAGE([.F1:.F7])" office:value-type="float" office:value="0.616939126476457" calcext:value-type="float">
            <text:p>0.61693912647645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655175829881807" calcext:value-type="float">
            <text:p>0.65517582988180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71344262255568" calcext:value-type="float">
            <text:p>0.7134426225556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590667304306941" calcext:value-type="float">
            <text:p>0.59066730430694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656234918075759" calcext:value-type="float">
            <text:p>0.65623491807575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651731944943316" calcext:value-type="float">
            <text:p>0.65173194494331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483805633312786" calcext:value-type="float">
            <text:p>0.48380563331278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" calcext:value-type="float">
            <text:p>2</text:p>
          </table:table-cell>
          <table:table-cell office:value-type="float" office:value="0.691116715306308" calcext:value-type="float">
            <text:p>0.691116715306308</text:p>
          </table:table-cell>
          <table:table-cell table:formula="of:=AVERAGE([.F9:.F15])" office:value-type="float" office:value="0.693035158943458" calcext:value-type="float">
            <text:p>0.69303515894345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5" calcext:value-type="float">
            <text:p>5</text:p>
          </table:table-cell>
          <table:table-cell office:value-type="float" office:value="0.706953664107208" calcext:value-type="float">
            <text:p>0.70695366410720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8" calcext:value-type="float">
            <text:p>8</text:p>
          </table:table-cell>
          <table:table-cell office:value-type="float" office:value="0.702983646887222" calcext:value-type="float">
            <text:p>0.702983646887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1" calcext:value-type="float">
            <text:p>11</text:p>
          </table:table-cell>
          <table:table-cell office:value-type="float" office:value="0.616171495892075" calcext:value-type="float">
            <text:p>0.6161714958920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4" calcext:value-type="float">
            <text:p>14</text:p>
          </table:table-cell>
          <table:table-cell office:value-type="float" office:value="0.715941801462831" calcext:value-type="float">
            <text:p>0.715941801462831</text:p>
          </table:table-cell>
          <table:table-cell table:number-columns-repeated="4"/>
          <table:table-cell table:style-name="ce2" office:value-type="string" calcext:value-type="string" table:number-columns-spanned="3" table:number-rows-spanned="1">
            <text:p>3 Layers, epochs: [2,5,8,11,14,17,2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7" calcext:value-type="float">
            <text:p>17</text:p>
          </table:table-cell>
          <table:table-cell office:value-type="float" office:value="0.734036706163612" calcext:value-type="float">
            <text:p>0.734036706163612</text:p>
          </table:table-cell>
          <table:table-cell table:number-columns-repeated="4"/>
          <table:table-cell table:style-name="ce3" office:value-type="string" calcext:value-type="string">
            <text:p>data</text:p>
          </table:table-cell>
          <table:table-cell table:style-name="ce4" office:value-type="string" calcext:value-type="string">
            <text:p>no of nodes</text:p>
          </table:table-cell>
          <table:table-cell table:style-name="ce3" office:value-type="string" calcext:value-type="string">
            <text:p>average accuracy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0" calcext:value-type="float">
            <text:p>20</text:p>
          </table:table-cell>
          <table:table-cell office:value-type="float" office:value="0.68404208278495" calcext:value-type="float">
            <text:p>0.68404208278495</text:p>
          </table:table-cell>
          <table:table-cell table:number-columns-repeated="4"/>
          <table:table-cell table:style-name="ce3" office:value-type="string" calcext:value-type="string">
            <text:p>16k_512fft_nopadding</text:p>
          </table:table-cell>
          <table:table-cell table:style-name="ce4" office:value-type="string" calcext:value-type="string">
            <text:p>1024,1024,1024</text:p>
          </table:table-cell>
          <table:table-cell table:style-name="ce5" table:formula="of:=[.$G$1]" office:value-type="float" office:value="0.616939126476457" calcext:value-type="float">
            <text:p>0.6169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16k_512fft_nopadding</text:p>
          </table:table-cell>
          <table:table-cell table:style-name="ce4" office:value-type="string" calcext:value-type="string">
            <text:p>1024,1024,512</text:p>
          </table:table-cell>
          <table:table-cell table:style-name="ce5" table:formula="of:=[.$G$17]" office:value-type="float" office:value="0.646801306605124" calcext:value-type="float">
            <text:p>0.6468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531504673332809" calcext:value-type="float">
            <text:p>0.531504673332809</text:p>
          </table:table-cell>
          <table:table-cell table:formula="of:=AVERAGE([.F17:.F23])" office:value-type="float" office:value="0.646801306605124" calcext:value-type="float">
            <text:p>0.646801306605124</text:p>
          </table:table-cell>
          <table:table-cell table:number-columns-repeated="3"/>
          <table:table-cell table:style-name="ce3" office:value-type="string" calcext:value-type="string">
            <text:p>16k_512fft_nopadding</text:p>
          </table:table-cell>
          <table:table-cell table:style-name="ce4" office:value-type="string" calcext:value-type="string">
            <text:p>1024,512,256</text:p>
          </table:table-cell>
          <table:table-cell table:style-name="ce5" table:formula="of:=[.$G$9]" office:value-type="float" office:value="0.693035158943458" calcext:value-type="float">
            <text:p>0.6930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631486474081876" calcext:value-type="float">
            <text:p>0.631486474081876</text:p>
          </table:table-cell>
          <table:table-cell table:number-columns-repeated="4"/>
          <table:table-cell table:style-name="ce3"/>
          <table:table-cell table:style-name="ce4"/>
          <table:table-cell table:style-name="ce5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67791272241996" calcext:value-type="float">
            <text:p>0.67791272241996</text:p>
          </table:table-cell>
          <table:table-cell table:number-columns-repeated="4"/>
          <table:table-cell table:style-name="ce3" office:value-type="string" calcext:value-type="string">
            <text:p>16k_512fft_padding</text:p>
          </table:table-cell>
          <table:table-cell table:style-name="ce4" office:value-type="string" calcext:value-type="string">
            <text:p>1024,512,256</text:p>
          </table:table-cell>
          <table:table-cell table:style-name="ce5" table:formula="of:=[.$G$26]" office:value-type="float" office:value="0.625275732927976" calcext:value-type="float">
            <text:p>0.6253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652217619039258" calcext:value-type="float">
            <text:p>0.652217619039258</text:p>
          </table:table-cell>
          <table:table-cell table:number-columns-repeated="4"/>
          <table:table-cell table:style-name="ce3" table:number-columns-repeated="2"/>
          <table:table-cell table:style-name="ce5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713319575917448" calcext:value-type="float">
            <text:p>0.713319575917448</text:p>
          </table:table-cell>
          <table:table-cell table:number-columns-repeated="4"/>
          <table:table-cell table:style-name="ce3" office:value-type="string" calcext:value-type="string">
            <text:p>32k_1024fft_padding</text:p>
          </table:table-cell>
          <table:table-cell table:style-name="ce4" office:value-type="string" calcext:value-type="string">
            <text:p>1024,1024,1024</text:p>
          </table:table-cell>
          <table:table-cell table:style-name="ce5" table:formula="of:=[.$G$34]" office:value-type="float" office:value="0.699080230039985" calcext:value-type="float">
            <text:p>0.6991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651234153254041" calcext:value-type="float">
            <text:p>0.651234153254041</text:p>
          </table:table-cell>
          <table:table-cell table:number-columns-repeated="4"/>
          <table:table-cell table:style-name="ce3" office:value-type="string" calcext:value-type="string">
            <text:p>32k_1024fft_padding</text:p>
          </table:table-cell>
          <table:table-cell table:style-name="ce4" office:value-type="string" calcext:value-type="string">
            <text:p>1024,1024,512</text:p>
          </table:table-cell>
          <table:table-cell table:style-name="ce5" table:formula="of:=[.$G$50]" office:value-type="float" office:value="0.674327099227066" calcext:value-type="float">
            <text:p>0.6743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669933928190477" calcext:value-type="float">
            <text:p>0.669933928190477</text:p>
          </table:table-cell>
          <table:table-cell table:number-columns-repeated="4"/>
          <table:table-cell table:style-name="ce3" office:value-type="string" calcext:value-type="string">
            <text:p>32k_1024fft_padding</text:p>
          </table:table-cell>
          <table:table-cell table:style-name="ce4" office:value-type="string" calcext:value-type="string">
            <text:p>1024,512,256</text:p>
          </table:table-cell>
          <table:table-cell table:style-name="ce5" table:formula="of:=[.$G$42]" office:value-type="float" office:value="0.742519094865734" calcext:value-type="float">
            <text:p>0.742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" calcext:value-type="float">
            <text:p>2</text:p>
          </table:table-cell>
          <table:table-cell office:value-type="float" office:value="0.607462105532402" calcext:value-type="float">
            <text:p>0.607462105532402</text:p>
          </table:table-cell>
          <table:table-cell table:formula="of:=AVERAGE([.F26:.F32])" office:value-type="float" office:value="0.625275732927976" calcext:value-type="float">
            <text:p>0.625275732927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5" calcext:value-type="float">
            <text:p>5</text:p>
          </table:table-cell>
          <table:table-cell office:value-type="float" office:value="0.687731998858963" calcext:value-type="float">
            <text:p>0.687731998858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8" calcext:value-type="float">
            <text:p>8</text:p>
          </table:table-cell>
          <table:table-cell office:value-type="float" office:value="0.643191334370436" calcext:value-type="float">
            <text:p>0.643191334370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1" calcext:value-type="float">
            <text:p>11</text:p>
          </table:table-cell>
          <table:table-cell office:value-type="float" office:value="0.597342378883091" calcext:value-type="float">
            <text:p>0.597342378883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4" calcext:value-type="float">
            <text:p>14</text:p>
          </table:table-cell>
          <table:table-cell office:value-type="float" office:value="0.56759489809066" calcext:value-type="float">
            <text:p>0.56759489809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7" calcext:value-type="float">
            <text:p>17</text:p>
          </table:table-cell>
          <table:table-cell office:value-type="float" office:value="0.668636246745825" calcext:value-type="float">
            <text:p>0.668636246745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0" calcext:value-type="float">
            <text:p>20</text:p>
          </table:table-cell>
          <table:table-cell office:value-type="float" office:value="0.604971168014452" calcext:value-type="float">
            <text:p>0.60497116801445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67847923519332" calcext:value-type="float">
            <text:p>0.67847923519332</text:p>
          </table:table-cell>
          <table:table-cell table:formula="of:=AVERAGE([.F34:.F40])" office:value-type="float" office:value="0.699080230039985" calcext:value-type="float">
            <text:p>0.6990802300399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654168063055407" calcext:value-type="float">
            <text:p>0.654168063055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729675104772341" calcext:value-type="float">
            <text:p>0.729675104772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697731286115296" calcext:value-type="float">
            <text:p>0.697731286115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686631998858017" calcext:value-type="float">
            <text:p>0.686631998858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761208962477592" calcext:value-type="float">
            <text:p>0.761208962477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685666959807918" calcext:value-type="float">
            <text:p>0.68566695980791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" calcext:value-type="float">
            <text:p>2</text:p>
          </table:table-cell>
          <table:table-cell office:value-type="float" office:value="0.766176696936923" calcext:value-type="float">
            <text:p>0.766176696936923</text:p>
          </table:table-cell>
          <table:table-cell table:formula="of:=AVERAGE([.F42:.F48])" office:value-type="float" office:value="0.742519094865734" calcext:value-type="float">
            <text:p>0.742519094865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5" calcext:value-type="float">
            <text:p>5</text:p>
          </table:table-cell>
          <table:table-cell office:value-type="float" office:value="0.763567185221894" calcext:value-type="float">
            <text:p>0.763567185221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8" calcext:value-type="float">
            <text:p>8</text:p>
          </table:table-cell>
          <table:table-cell office:value-type="float" office:value="0.674905524162156" calcext:value-type="float">
            <text:p>0.674905524162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1" calcext:value-type="float">
            <text:p>11</text:p>
          </table:table-cell>
          <table:table-cell office:value-type="float" office:value="0.717649850785123" calcext:value-type="float">
            <text:p>0.717649850785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4" calcext:value-type="float">
            <text:p>14</text:p>
          </table:table-cell>
          <table:table-cell office:value-type="float" office:value="0.809327966855038" calcext:value-type="float">
            <text:p>0.809327966855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7" calcext:value-type="float">
            <text:p>17</text:p>
          </table:table-cell>
          <table:table-cell office:value-type="float" office:value="0.722167780497784" calcext:value-type="float">
            <text:p>0.722167780497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0" calcext:value-type="float">
            <text:p>20</text:p>
          </table:table-cell>
          <table:table-cell office:value-type="float" office:value="0.743838659601219" calcext:value-type="float">
            <text:p>0.74383865960121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75210485110355" calcext:value-type="float">
            <text:p>0.75210485110355</text:p>
          </table:table-cell>
          <table:table-cell table:formula="of:=AVERAGE([.F50:.F56])" office:value-type="float" office:value="0.674327099227066" calcext:value-type="float">
            <text:p>0.674327099227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717576842974157" calcext:value-type="float">
            <text:p>0.717576842974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700856862340466" calcext:value-type="float">
            <text:p>0.700856862340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65622911772176" calcext:value-type="float">
            <text:p>0.65622911772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642489019939666" calcext:value-type="float">
            <text:p>0.642489019939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631218072576037" calcext:value-type="float">
            <text:p>0.631218072576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619814927933825" calcext:value-type="float">
            <text:p>0.619814927933825</text:p>
          </table:table-cell>
          <table:table-cell table:number-columns-repeated="7"/>
        </table:table-row>
        <table:table-row table:style-name="ro1" table:number-rows-repeated="104851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2_layer" table:style-name="ta1">
        <table:table-column table:style-name="co1" table:default-cell-style-name="Default"/>
        <table:table-column table:style-name="co6" table:number-columns-repeated="7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62334700576274" calcext:value-type="float">
            <text:p>0.62334700576274</text:p>
          </table:table-cell>
          <table:table-cell table:formula="of:=AVERAGE([.E1:.E7])" office:value-type="float" office:value="0.629728768852029" calcext:value-type="float">
            <text:p>0.62972876885202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66796940361069" calcext:value-type="float">
            <text:p>0.6679694036106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657205756386497" calcext:value-type="float">
            <text:p>0.65720575638649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588885791904452" calcext:value-type="float">
            <text:p>0.58888579190445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632301621066207" calcext:value-type="float">
            <text:p>0.63230162106620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639201508551192" calcext:value-type="float">
            <text:p>0.63920150855119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599190294682425" calcext:value-type="float">
            <text:p>0.59919029468242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660334805548168" calcext:value-type="float">
            <text:p>0.660334805548168</text:p>
          </table:table-cell>
          <table:table-cell table:formula="of:=AVERAGE([.E9:.E15])" office:value-type="float" office:value="0.680398279216324" calcext:value-type="float">
            <text:p>0.68039827921632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690126879523201" calcext:value-type="float">
            <text:p>0.690126879523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724800465921682" calcext:value-type="float">
            <text:p>0.724800465921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70419684049092" calcext:value-type="float">
            <text:p>0.704196840490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635503461925537" calcext:value-type="float">
            <text:p>0.635503461925537</text:p>
          </table:table-cell>
          <table:table-cell table:number-columns-repeated="4"/>
          <table:table-cell table:style-name="ce2" office:value-type="string" calcext:value-type="string" table:number-columns-spanned="3" table:number-rows-spanned="1">
            <text:p>2 Layers, epochs: [2,5,8,11,14,17,2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664766685427203" calcext:value-type="float">
            <text:p>0.664766685427203</text:p>
          </table:table-cell>
          <table:table-cell table:number-columns-repeated="4"/>
          <table:table-cell table:style-name="ce3" office:value-type="string" calcext:value-type="string">
            <text:p>data</text:p>
          </table:table-cell>
          <table:table-cell table:style-name="ce4" office:value-type="string" calcext:value-type="string">
            <text:p>no of nodes</text:p>
          </table:table-cell>
          <table:table-cell table:style-name="ce3" office:value-type="string" calcext:value-type="string">
            <text:p>average accuracy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683058815677559" calcext:value-type="float">
            <text:p>0.683058815677559</text:p>
          </table:table-cell>
          <table:table-cell table:number-columns-repeated="4"/>
          <table:table-cell table:style-name="ce3" office:value-type="string" calcext:value-type="string">
            <text:p>16k_512fft_nopadding</text:p>
          </table:table-cell>
          <table:table-cell table:style-name="ce4" office:value-type="string" calcext:value-type="string">
            <text:p>1024,1024</text:p>
          </table:table-cell>
          <table:table-cell table:style-name="ce5" table:formula="of:=[.$F$1]" office:value-type="float" office:value="0.629728768852029" calcext:value-type="float">
            <text:p>0.6297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16k_512fft_nopadding</text:p>
          </table:table-cell>
          <table:table-cell table:style-name="ce4" office:value-type="string" calcext:value-type="string">
            <text:p>1024,512</text:p>
          </table:table-cell>
          <table:table-cell table:style-name="ce5" table:formula="of:=[.$F$9]" office:value-type="float" office:value="0.680398279216324" calcext:value-type="float">
            <text:p>0.6804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55289895072703" calcext:value-type="float">
            <text:p>0.55289895072703</text:p>
          </table:table-cell>
          <table:table-cell table:formula="of:=AVERAGE([.E17:.E23])" office:value-type="float" office:value="0.56254820442317" calcext:value-type="float">
            <text:p>0.56254820442317</text:p>
          </table:table-cell>
          <table:table-cell table:number-columns-repeated="3"/>
          <table:table-cell table:style-name="ce3"/>
          <table:table-cell table:style-name="ce4"/>
          <table:table-cell table:style-name="ce5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594571236270862" calcext:value-type="float">
            <text:p>0.594571236270862</text:p>
          </table:table-cell>
          <table:table-cell table:number-columns-repeated="4"/>
          <table:table-cell table:style-name="ce3" office:value-type="string" calcext:value-type="string">
            <text:p>16k_512fft_padding</text:p>
          </table:table-cell>
          <table:table-cell table:style-name="ce4" office:value-type="string" calcext:value-type="string">
            <text:p>1024,1024</text:p>
          </table:table-cell>
          <table:table-cell table:style-name="ce5" table:formula="of:=[.$F$17]" office:value-type="float" office:value="0.56254820442317" calcext:value-type="float">
            <text:p>0.5625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548973823736733" calcext:value-type="float">
            <text:p>0.548973823736733</text:p>
          </table:table-cell>
          <table:table-cell table:number-columns-repeated="4"/>
          <table:table-cell table:style-name="ce3" office:value-type="string" calcext:value-type="string">
            <text:p>16k_512fft_padding</text:p>
          </table:table-cell>
          <table:table-cell table:style-name="ce4" office:value-type="string" calcext:value-type="string">
            <text:p>1024,512</text:p>
          </table:table-cell>
          <table:table-cell table:style-name="ce5" table:formula="of:=[.$F$25]" office:value-type="float" office:value="0.612384202399825" calcext:value-type="float">
            <text:p>0.6124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592914361233069" calcext:value-type="float">
            <text:p>0.592914361233069</text:p>
          </table:table-cell>
          <table:table-cell table:number-columns-repeated="4"/>
          <table:table-cell table:style-name="ce3"/>
          <table:table-cell table:style-name="ce4"/>
          <table:table-cell table:style-name="ce5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519396460094597" calcext:value-type="float">
            <text:p>0.519396460094597</text:p>
          </table:table-cell>
          <table:table-cell table:number-columns-repeated="4"/>
          <table:table-cell table:style-name="ce3" office:value-type="string" calcext:value-type="string">
            <text:p>32k_1024fft_padding</text:p>
          </table:table-cell>
          <table:table-cell table:style-name="ce4" office:value-type="string" calcext:value-type="string">
            <text:p>1024,1024</text:p>
          </table:table-cell>
          <table:table-cell table:style-name="ce5" table:formula="of:=[.$F$33]" office:value-type="float" office:value="0.723702181999707" calcext:value-type="float">
            <text:p>0.7237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586420533050664" calcext:value-type="float">
            <text:p>0.586420533050664</text:p>
          </table:table-cell>
          <table:table-cell table:number-columns-repeated="4"/>
          <table:table-cell table:style-name="ce3" office:value-type="string" calcext:value-type="string">
            <text:p>32k_1024fft_padding</text:p>
          </table:table-cell>
          <table:table-cell table:style-name="ce4" office:value-type="string" calcext:value-type="string">
            <text:p>1024,512</text:p>
          </table:table-cell>
          <table:table-cell table:style-name="ce5" table:formula="of:=[.$F$41]" office:value-type="float" office:value="0.755256759614883" calcext:value-type="float">
            <text:p>0.7553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542662065849235" calcext:value-type="float">
            <text:p>0.54266206584923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62272810178424" calcext:value-type="float">
            <text:p>0.62272810178424</text:p>
          </table:table-cell>
          <table:table-cell table:formula="of:=AVERAGE([.E25:.E31])" office:value-type="float" office:value="0.612384202399825" calcext:value-type="float">
            <text:p>0.612384202399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65219017239379" calcext:value-type="float">
            <text:p>0.65219017239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640856949649489" calcext:value-type="float">
            <text:p>0.640856949649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640331373420535" calcext:value-type="float">
            <text:p>0.640331373420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53579311067464" calcext:value-type="float">
            <text:p>0.53579311067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618531509940924" calcext:value-type="float">
            <text:p>0.618531509940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576258198935158" calcext:value-type="float">
            <text:p>0.5762581989351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642228736746136" calcext:value-type="float">
            <text:p>0.642228736746136</text:p>
          </table:table-cell>
          <table:table-cell table:formula="of:=AVERAGE([.E33:.E39])" office:value-type="float" office:value="0.723702181999707" calcext:value-type="float">
            <text:p>0.723702181999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657729117725545" calcext:value-type="float">
            <text:p>0.657729117725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767896941077516" calcext:value-type="float">
            <text:p>0.767896941077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769654909837437" calcext:value-type="float">
            <text:p>0.769654909837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69344343450567" calcext:value-type="float">
            <text:p>0.69344343450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778803620866709" calcext:value-type="float">
            <text:p>0.778803620866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756158513238936" calcext:value-type="float">
            <text:p>0.75615851323893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71529021207885" calcext:value-type="float">
            <text:p>0.71529021207885</text:p>
          </table:table-cell>
          <table:table-cell table:formula="of:=AVERAGE([.E41:.E47])" office:value-type="float" office:value="0.755256759614883" calcext:value-type="float">
            <text:p>0.755256759614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778786589628523" calcext:value-type="float">
            <text:p>0.778786589628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765911657883986" calcext:value-type="float">
            <text:p>0.765911657883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784835945143159" calcext:value-type="float">
            <text:p>0.7848359451431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733439626325481" calcext:value-type="float">
            <text:p>0.733439626325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728404538383389" calcext:value-type="float">
            <text:p>0.728404538383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780128747860791" calcext:value-type="float">
            <text:p>0.780128747860791</text:p>
          </table:table-cell>
          <table:table-cell table:number-columns-repeated="7"/>
        </table:table-row>
        <table:table-row table:style-name="ro1" table:number-rows-repeated="104852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1_layer" table:style-name="ta1"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608913596242366" calcext:value-type="float">
            <text:p>0.608913596242366</text:p>
          </table:table-cell>
          <table:table-cell table:formula="of:=AVERAGE([.D1:.D7])" office:value-type="float" office:value="0.640812178375098" calcext:value-type="float">
            <text:p>0.640812178375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643608898300893" calcext:value-type="float">
            <text:p>0.643608898300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666341629156073" calcext:value-type="float">
            <text:p>0.6663416291560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0.678248141569041" calcext:value-type="float">
            <text:p>0.678248141569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594027779739729" calcext:value-type="float">
            <text:p>0.594027779739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0.668031719890232" calcext:value-type="float">
            <text:p>0.668031719890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.626513483727351" calcext:value-type="float">
            <text:p>0.626513483727351</text:p>
          </table:table-cell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7"/>
          <table:table-cell table:style-name="ce2" office:value-type="string" calcext:value-type="string" table:number-columns-spanned="3" table:number-rows-spanned="1">
            <text:p>1 Layer, epochs: [2,5,8,11,14,17,2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602852017590311" calcext:value-type="float">
            <text:p>0.602852017590311</text:p>
          </table:table-cell>
          <table:table-cell table:formula="of:=AVERAGE([.D9:.D15])" office:value-type="float" office:value="0.577502119184874" calcext:value-type="float">
            <text:p>0.577502119184874</text:p>
          </table:table-cell>
          <table:table-cell table:number-columns-repeated="2"/>
          <table:table-cell table:style-name="ce3" office:value-type="string" calcext:value-type="string">
            <text:p>data</text:p>
          </table:table-cell>
          <table:table-cell table:style-name="ce4" office:value-type="string" calcext:value-type="string">
            <text:p>no of nodes</text:p>
          </table:table-cell>
          <table:table-cell table:style-name="ce3" office:value-type="string" calcext:value-type="string">
            <text:p>average accuracy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594153306562931" calcext:value-type="float">
            <text:p>0.594153306562931</text:p>
          </table:table-cell>
          <table:table-cell table:number-columns-repeated="3"/>
          <table:table-cell table:style-name="ce3" office:value-type="string" calcext:value-type="string">
            <text:p>16k_512fft_nopadding</text:p>
          </table:table-cell>
          <table:table-cell table:style-name="ce4" office:value-type="string" calcext:value-type="string">
            <text:p>1024</text:p>
          </table:table-cell>
          <table:table-cell table:style-name="ce5" table:formula="of:=[.$E$1]" office:value-type="float" office:value="0.640812178375098" calcext:value-type="float">
            <text:p>0.6408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64152629532223" calcext:value-type="float">
            <text:p>0.64152629532223</text:p>
          </table:table-cell>
          <table:table-cell table:number-columns-repeated="3"/>
          <table:table-cell table:style-name="ce3"/>
          <table:table-cell table:style-name="ce4"/>
          <table:table-cell table:style-name="ce5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0.572456333737368" calcext:value-type="float">
            <text:p>0.572456333737368</text:p>
          </table:table-cell>
          <table:table-cell table:number-columns-repeated="3"/>
          <table:table-cell table:style-name="ce3" office:value-type="string" calcext:value-type="string">
            <text:p>16k_512fft_padding</text:p>
          </table:table-cell>
          <table:table-cell table:style-name="ce4" office:value-type="string" calcext:value-type="string">
            <text:p>1024</text:p>
          </table:table-cell>
          <table:table-cell table:style-name="ce5" table:formula="of:=[.$E$9]" office:value-type="float" office:value="0.577502119184874" calcext:value-type="float">
            <text:p>0.5775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566566362947464" calcext:value-type="float">
            <text:p>0.566566362947464</text:p>
          </table:table-cell>
          <table:table-cell table:number-columns-repeated="3"/>
          <table:table-cell table:style-name="ce3" table:number-columns-repeated="2"/>
          <table:table-cell table:style-name="ce5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0.489359838723703" calcext:value-type="float">
            <text:p>0.489359838723703</text:p>
          </table:table-cell>
          <table:table-cell table:number-columns-repeated="3"/>
          <table:table-cell table:style-name="ce3" office:value-type="string" calcext:value-type="string">
            <text:p>32k_1024fft_padding</text:p>
          </table:table-cell>
          <table:table-cell table:style-name="ce4" office:value-type="string" calcext:value-type="string">
            <text:p>1024</text:p>
          </table:table-cell>
          <table:table-cell table:style-name="ce5" table:formula="of:=[.$E$17]" office:value-type="float" office:value="0.732524753273263" calcext:value-type="float">
            <text:p>0.7325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.575600679410109" calcext:value-type="float">
            <text:p>0.57560067941010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770944880627341" calcext:value-type="float">
            <text:p>0.770944880627341</text:p>
          </table:table-cell>
          <table:table-cell table:formula="of:=AVERAGE([.D17:.D23])" office:value-type="float" office:value="0.732524753273263" calcext:value-type="float">
            <text:p>0.732524753273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696833922790641" calcext:value-type="float">
            <text:p>0.696833922790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663139010415252" calcext:value-type="float">
            <text:p>0.663139010415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0.728788405614947" calcext:value-type="float">
            <text:p>0.728788405614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738261989651083" calcext:value-type="float">
            <text:p>0.7382619896510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0.761195720363198" calcext:value-type="float">
            <text:p>0.76119572036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.768509343450378" calcext:value-type="float">
            <text:p>0.76850934345037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3_layer.A1:3_layer.F7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2_layer.A1:2_layer.F4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1_layer.A17:1_layer.D2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3:19:35.200462204</meta:creation-date>
    <dc:date>2018-12-13T17:37:00.048773940</dc:date>
    <meta:editing-duration>PT1H53M57S</meta:editing-duration>
    <meta:editing-cycles>6</meta:editing-cycles>
    <meta:generator>LibreOffice/6.1.3.2$Linux_X86_64 LibreOffice_project/10$Build-2</meta:generator>
    <meta:document-statistic meta:table-count="3" meta:cell-count="664" meta:object-count="0"/>
  </office:meta>
</office:document-meta>
</file>